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0.7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119">
      <style:table-cell-properties fo:background-color="#00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00ff00" fo:border="0.06pt solid #000000"/>
    </style:style>
    <style:style style:name="ce8" style:family="table-cell" style:parent-style-name="Default" style:data-style-name="N120">
      <style:table-cell-properties fo:background-color="#00ff00"/>
    </style:style>
    <style:style style:name="ce9" style:family="table-cell" style:parent-style-name="Default" style:data-style-name="N120"/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 style:data-style-name="N2">
      <style:table-cell-properties fo:background-color="transparent" fo:border="none"/>
    </style:style>
    <style:style style:name="ce12" style:family="table-cell" style:parent-style-name="Default" style:data-style-name="N119">
      <style:table-cell-properties fo:border="0.06pt solid #000000"/>
    </style:style>
    <style:style style:name="ce13" style:family="table-cell" style:parent-style-name="Default" style:data-style-name="N119">
      <style:table-cell-properties fo:background-color="#ffff00" fo:border="0.06pt solid #000000"/>
    </style:style>
    <style:style style:name="ce14" style:family="table-cell" style:parent-style-name="Default">
      <style:table-cell-properties fo:background-color="#00ff00" fo:border="none"/>
    </style:style>
    <style:style style:name="ce15" style:family="table-cell" style:parent-style-name="Default" style:data-style-name="N119"/>
    <style:style style:name="ce16" style:family="table-cell" style:parent-style-name="Default" style:data-style-name="N119">
      <style:table-cell-properties fo:background-color="#ffffff"/>
    </style:style>
    <style:style style:name="ce17" style:family="table-cell" style:parent-style-name="Default" style:data-style-name="N120">
      <style:table-cell-properties fo:background-color="transparent" fo:border="0.06pt solid 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5" office:value-type="string">
            <text:p>links</text:p>
          </table:table-cell>
          <table:table-cell table:style-name="ce5" office:value-type="string">
            <text:p>rechts</text:p>
          </table:table-cell>
          <table:table-cell/>
          <table:table-cell office:value-type="string">
            <text:p>Brechungswinkel</text:p>
          </table:table-cell>
          <table:table-cell/>
          <table:table-cell office:value-type="string">
            <text:p>et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flektion</text:p>
          </table:table-cell>
          <table:table-cell/>
          <table:table-cell table:style-name="ce5" office:value-type="string">
            <text:p>dunkelrot</text:p>
          </table:table-cell>
          <table:table-cell table:style-name="ce5" office:value-type="float" office:value="706.5">
            <text:p>706.5</text:p>
          </table:table-cell>
          <table:table-cell/>
          <table:table-cell table:style-name="ce5" office:value-type="float" office:value="15.5">
            <text:p>15.5</text:p>
          </table:table-cell>
          <table:table-cell table:style-name="ce5" office:value-type="float" office:value="255.35">
            <text:p>255.35</text:p>
          </table:table-cell>
          <table:table-cell/>
          <table:table-cell table:style-name="ce5" table:formula="of:=ABS(180-([.I4]-[.H4]))" office:value-type="float" office:value="59.85">
            <text:p>59.85</text:p>
          </table:table-cell>
          <table:table-cell/>
          <table:table-cell table:style-name="ce17" table:formula="of:=SIN(RADIANS(ABS([.K4])+60)/2)/SIN(RADIANS(30))" office:value-type="float" office:value="1.73074032709278">
            <text:p>1.7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.6">
            <text:p>140.6</text:p>
          </table:table-cell>
          <table:table-cell/>
          <table:table-cell table:style-name="ce5" office:value-type="string">
            <text:p>rot</text:p>
          </table:table-cell>
          <table:table-cell table:style-name="ce5" office:value-type="float" office:value="667.8">
            <text:p>667.8</text:p>
          </table:table-cell>
          <table:table-cell/>
          <table:table-cell table:style-name="ce5" office:value-type="float" office:value="15.3">
            <text:p>15.3</text:p>
          </table:table-cell>
          <table:table-cell table:style-name="ce12" office:value-type="float" office:value="255.4">
            <text:p>255.4</text:p>
          </table:table-cell>
          <table:table-cell table:style-name="ce15"/>
          <table:table-cell table:style-name="ce5" table:formula="of:=ABS(180-([.I5]-[.H5]))" office:value-type="float" office:value="60.1">
            <text:p>60.1</text:p>
          </table:table-cell>
          <table:table-cell/>
          <table:table-cell table:style-name="ce17" table:formula="of:=SIN(RADIANS(ABS([.K5])+60)/2)/SIN(RADIANS(30))" office:value-type="float" office:value="1.73292281256809">
            <text:p>1.732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0.6">
            <text:p>260.6</text:p>
          </table:table-cell>
          <table:table-cell/>
          <table:table-cell table:style-name="ce5" office:value-type="string">
            <text:p>gelb</text:p>
          </table:table-cell>
          <table:table-cell table:style-name="ce5" office:value-type="float" office:value="587.8">
            <text:p>587.8</text:p>
          </table:table-cell>
          <table:table-cell/>
          <table:table-cell table:style-name="ce5" office:value-type="float" office:value="15.2">
            <text:p>15.2</text:p>
          </table:table-cell>
          <table:table-cell table:style-name="ce12" office:value-type="float" office:value="255.6">
            <text:p>255.6</text:p>
          </table:table-cell>
          <table:table-cell table:style-name="ce15"/>
          <table:table-cell table:style-name="ce5" table:formula="of:=ABS(180-([.I6]-[.H6]))" office:value-type="float" office:value="60.4">
            <text:p>60.4</text:p>
          </table:table-cell>
          <table:table-cell/>
          <table:table-cell table:style-name="ce17" table:formula="of:=SIN(RADIANS(ABS([.K6])+60)/2)/SIN(RADIANS(30))" office:value-type="float" office:value="1.73553090673786">
            <text:p>1.7355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grün</text:p>
          </table:table-cell>
          <table:table-cell table:style-name="ce5" office:value-type="float" office:value="504.8">
            <text:p>504.8</text:p>
          </table:table-cell>
          <table:table-cell/>
          <table:table-cell table:style-name="ce5" office:value-type="float" office:value="14.9">
            <text:p>14.9</text:p>
          </table:table-cell>
          <table:table-cell table:style-name="ce12" office:value-type="float" office:value="255.7">
            <text:p>255.7</text:p>
          </table:table-cell>
          <table:table-cell table:style-name="ce15"/>
          <table:table-cell table:style-name="ce5" table:formula="of:=ABS(180-([.I7]-[.H7]))" office:value-type="float" office:value="60.8">
            <text:p>60.8</text:p>
          </table:table-cell>
          <table:table-cell/>
          <table:table-cell table:style-name="ce17" table:formula="of:=SIN(RADIANS(ABS([.K7])+60)/2)/SIN(RADIANS(30))" office:value-type="float" office:value="1.73898985901044">
            <text:p>1.739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i:</text:p>
          </table:table-cell>
          <table:table-cell table:style-name="ce2" table:formula="of:=([.C6]-[.C5])/2" office:value-type="float" office:value="60">
            <text:p>60.0</text:p>
          </table:table-cell>
          <table:table-cell/>
          <table:table-cell table:style-name="ce5" office:value-type="string">
            <text:p>grün</text:p>
          </table:table-cell>
          <table:table-cell table:style-name="ce5" office:value-type="float" office:value="501.6">
            <text:p>501.6</text:p>
          </table:table-cell>
          <table:table-cell/>
          <table:table-cell table:style-name="ce5" office:value-type="float" office:value="14.8">
            <text:p>14.8</text:p>
          </table:table-cell>
          <table:table-cell table:style-name="ce12" office:value-type="float" office:value="255.8">
            <text:p>255.8</text:p>
          </table:table-cell>
          <table:table-cell table:style-name="ce15"/>
          <table:table-cell table:style-name="ce5" table:formula="of:=ABS(180-([.I8]-[.H8]))" office:value-type="float" office:value="61">
            <text:p>61</text:p>
          </table:table-cell>
          <table:table-cell/>
          <table:table-cell table:style-name="ce17" table:formula="of:=SIN(RADIANS(ABS([.K8])+60)/2)/SIN(RADIANS(30))" office:value-type="float" office:value="1.7407113918798">
            <text:p>1.7407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blaugrün</text:p>
          </table:table-cell>
          <table:table-cell table:style-name="ce5" office:value-type="float" office:value="492.2">
            <text:p>492.2</text:p>
          </table:table-cell>
          <table:table-cell/>
          <table:table-cell table:style-name="ce5" office:value-type="float" office:value="14.6">
            <text:p>14.6</text:p>
          </table:table-cell>
          <table:table-cell table:style-name="ce13" office:value-type="float" office:value="256">
            <text:p>256.0</text:p>
          </table:table-cell>
          <table:table-cell table:style-name="ce16"/>
          <table:table-cell table:style-name="ce5" table:formula="of:=ABS(180-([.I9]-[.H9]))" office:value-type="float" office:value="61.4">
            <text:p>61.4</text:p>
          </table:table-cell>
          <table:table-cell/>
          <table:table-cell table:style-name="ce17" table:formula="of:=SIN(RADIANS(ABS([.K9])+60)/2)/SIN(RADIANS(30))" office:value-type="float" office:value="1.74413854486424">
            <text:p>1.744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blau</text:p>
          </table:table-cell>
          <table:table-cell table:style-name="ce5" office:value-type="float" office:value="471.3">
            <text:p>471.3</text:p>
          </table:table-cell>
          <table:table-cell/>
          <table:table-cell table:style-name="ce5" office:value-type="string">
            <text:p>##########</text:p>
          </table:table-cell>
          <table:table-cell table:style-name="ce12" office:value-type="float" office:value="256.5">
            <text:p>256.5</text:p>
          </table:table-cell>
          <table:table-cell table:style-name="ce15"/>
          <table:table-cell table:style-name="ce5" table:formula="of:=ABS(180-([.I10]-[.H10]))" office:value-type="float" office:value="0">
            <text:p>#VALUE!</text:p>
          </table:table-cell>
          <table:table-cell/>
          <table:table-cell table:style-name="ce17" table:formula="of:=SIN(RADIANS(ABS([.K10])+60)/2)/SIN(RADIANS(30))" office:value-type="float" office:value="0">
            <text:p>#VALUE!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violett</text:p>
          </table:table-cell>
          <table:table-cell table:style-name="ce5" office:value-type="float" office:value="447.1">
            <text:p>447.1</text:p>
          </table:table-cell>
          <table:table-cell/>
          <table:table-cell table:style-name="ce5" office:value-type="float" office:value="14.5">
            <text:p>14.5</text:p>
          </table:table-cell>
          <table:table-cell table:style-name="ce12" office:value-type="float" office:value="256.6">
            <text:p>256.6</text:p>
          </table:table-cell>
          <table:table-cell table:style-name="ce15"/>
          <table:table-cell table:style-name="ce5" table:formula="of:=ABS(180-([.I11]-[.H11]))" office:value-type="float" office:value="62.1">
            <text:p>62.1</text:p>
          </table:table-cell>
          <table:table-cell/>
          <table:table-cell table:style-name="ce17" table:formula="of:=SIN(RADIANS(ABS([.K11])+60)/2)/SIN(RADIANS(30))" office:value-type="float" office:value="1.75008490052231">
            <text:p>1.750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violett</text:p>
          </table:table-cell>
          <table:table-cell table:style-name="ce5" office:value-type="float" office:value="438.8">
            <text:p>438.8</text:p>
          </table:table-cell>
          <table:table-cell/>
          <table:table-cell table:number-columns-repeated="2" table:style-name="ce5" office:value-type="string">
            <text:p>##########</text:p>
          </table:table-cell>
          <table:table-cell/>
          <table:table-cell table:style-name="ce5" table:formula="of:=ABS(180-([.I12]-[.H12]))" office:value-type="float" office:value="0">
            <text:p>#VALUE!</text:p>
          </table:table-cell>
          <table:table-cell/>
          <table:table-cell table:style-name="ce17" table:formula="of:=SIN(RADIANS(ABS([.K12])+60)/2)/SIN(RADIANS(30))" office:value-type="float" office:value="0">
            <text:p>#VALUE!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6" table:number-columns-repeated="2"/>
          <table:table-cell table:number-columns-repeated="8"/>
          <table:table-cell table:style-name="ce9"/>
        </table:table-row>
        <table:table-row table:style-name="ro2">
          <table:table-cell table:number-columns-repeated="7"/>
          <table:table-cell table:style-name="ce10" office:value-type="string">
            <text:p>kleinste Quadrate (1/x^2)</text:p>
          </table:table-cell>
          <table:table-cell table:style-name="ce10"/>
          <table:table-cell table:style-name="ce10" office:value-type="string">
            <text:p>kleinste Quadrate x^2</text:p>
          </table:table-cell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Ergebnisse aus dem Plot</text:p>
          </table:table-cell>
          <table:table-cell table:number-columns-repeated="4"/>
          <table:table-cell table:style-name="ce10" office:value-type="string">
            <text:p>zwischenergebnis</text:p>
          </table:table-cell>
          <table:table-cell table:style-name="ce10" office:value-type="string">
            <text:p>Endergebnis</text:p>
          </table:table-cell>
          <table:table-cell table:style-name="ce10" office:value-type="string">
            <text:p>zwischenergebnis</text:p>
          </table:table-cell>
          <table:table-cell table:style-name="ce10" office:value-type="string">
            <text:p>Endergebni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1/x^2</text:p>
          </table:table-cell>
          <table:table-cell table:style-name="ce3" office:value-type="float" office:value="2865.72">
            <text:p>2865.72</text:p>
          </table:table-cell>
          <table:table-cell table:style-name="ce3" office:value-type="float" office:value="2.98372">
            <text:p>2.98372</text:p>
          </table:table-cell>
          <table:table-cell table:style-name="ce7" office:value-type="float" office:value="706.5">
            <text:p>706.5</text:p>
          </table:table-cell>
          <table:table-cell table:style-name="ce8" office:value-type="float" office:value="1.73074032709278">
            <text:p>1.7307</text:p>
          </table:table-cell>
          <table:table-cell/>
          <table:table-cell table:style-name="ce11" table:formula="of:=([.F18]^2-2865.72-2.98372/([.E18])^2)^2" office:value-type="float" office:value="8195191.81423526">
            <text:p>8195191.81</text:p>
          </table:table-cell>
          <table:table-cell table:style-name="ce14" table:formula="of:=1/5*SUM([.H18:.H24])" office:value-type="float" office:value="11473038.075746">
            <text:p>11473038.075746</text:p>
          </table:table-cell>
          <table:table-cell table:style-name="ce11" table:formula="of:=([.F18]^2-0.00000002+3.62878*[.E18]^2)^2" office:value-type="float" office:value="3280736721538.03">
            <text:p>3280736721538.03</text:p>
          </table:table-cell>
          <table:table-cell table:style-name="ce14" table:formula="of:=1/5*SUM([.J18:.J24])" office:value-type="float" office:value="2091846257568.22">
            <text:p>2091846257568.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X^2</text:p>
          </table:table-cell>
          <table:table-cell table:style-name="ce4" office:value-type="float" office:value="0.0000000200395">
            <text:p>2.00E-008</text:p>
          </table:table-cell>
          <table:table-cell office:value-type="float" office:value="3.62878">
            <text:p>3.62878</text:p>
          </table:table-cell>
          <table:table-cell table:style-name="ce7" office:value-type="float" office:value="667.8">
            <text:p>667.8</text:p>
          </table:table-cell>
          <table:table-cell table:style-name="ce8" office:value-type="float" office:value="1.73292281256809">
            <text:p>1.7329</text:p>
          </table:table-cell>
          <table:table-cell/>
          <table:table-cell table:style-name="ce11" table:formula="of:=([.F19]^2-2865.72-2.98372/([.E19])^2)^2" office:value-type="float" office:value="8195148.53744581">
            <text:p>8195148.54</text:p>
          </table:table-cell>
          <table:table-cell table:style-name="ce10"/>
          <table:table-cell table:style-name="ce11" table:formula="of:=([.F19]^2-0.00000002+3.62878*[.E19]^2)^2" office:value-type="float" office:value="2618837488814.31">
            <text:p>2618837488814.31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587.8">
            <text:p>587.8</text:p>
          </table:table-cell>
          <table:table-cell table:style-name="ce8" office:value-type="float" office:value="1.73553090673786">
            <text:p>1.7355</text:p>
          </table:table-cell>
          <table:table-cell/>
          <table:table-cell table:style-name="ce11" table:formula="of:=([.F20]^2-2865.72-2.98372/([.E20])^2)^2" office:value-type="float" office:value="8195096.75607985">
            <text:p>8195096.76</text:p>
          </table:table-cell>
          <table:table-cell table:style-name="ce10"/>
          <table:table-cell table:style-name="ce11" table:formula="of:=([.F20]^2-0.00000002+3.62878*[.E20]^2)^2" office:value-type="float" office:value="1571960728877.23">
            <text:p>1571960728877.2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504.8">
            <text:p>504.8</text:p>
          </table:table-cell>
          <table:table-cell table:style-name="ce8" office:value-type="float" office:value="1.73898985901044">
            <text:p>1.7390</text:p>
          </table:table-cell>
          <table:table-cell/>
          <table:table-cell table:style-name="ce11" table:formula="of:=([.F21]^2-2865.72-2.98372/([.E21])^2)^2" office:value-type="float" office:value="8195027.96461818">
            <text:p>8195027.96</text:p>
          </table:table-cell>
          <table:table-cell table:style-name="ce10"/>
          <table:table-cell table:style-name="ce11" table:formula="of:=([.F21]^2-0.00000002+3.62878*[.E21]^2)^2" office:value-type="float" office:value="855069674212.228">
            <text:p>855069674212.23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501.6">
            <text:p>501.6</text:p>
          </table:table-cell>
          <table:table-cell table:style-name="ce8" office:value-type="float" office:value="1.7407113918798">
            <text:p>1.7407</text:p>
          </table:table-cell>
          <table:table-cell/>
          <table:table-cell table:style-name="ce11" table:formula="of:=([.F22]^2-2865.72-2.98372/([.E22])^2)^2" office:value-type="float" office:value="8194993.66800984">
            <text:p>8194993.67</text:p>
          </table:table-cell>
          <table:table-cell table:style-name="ce10"/>
          <table:table-cell table:style-name="ce11" table:formula="of:=([.F22]^2-0.00000002+3.62878*[.E22]^2)^2" office:value-type="float" office:value="833593409695.547">
            <text:p>833593409695.55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492.2">
            <text:p>492.2</text:p>
          </table:table-cell>
          <table:table-cell table:style-name="ce8" office:value-type="float" office:value="1.74413854486424">
            <text:p>1.7441</text:p>
          </table:table-cell>
          <table:table-cell/>
          <table:table-cell table:style-name="ce11" table:formula="of:=([.F23]^2-2865.72-2.98372/([.E23])^2)^2" office:value-type="float" office:value="8194925.29190689">
            <text:p>8194925.29</text:p>
          </table:table-cell>
          <table:table-cell table:style-name="ce10"/>
          <table:table-cell table:style-name="ce11" table:formula="of:=([.F23]^2-0.00000002+3.62878*[.E23]^2)^2" office:value-type="float" office:value="772842010476.266">
            <text:p>772842010476.27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4"/>
          <table:table-cell table:style-name="ce7" office:value-type="float" office:value="447.1">
            <text:p>447.1</text:p>
          </table:table-cell>
          <table:table-cell table:style-name="ce8" office:value-type="float" office:value="1.75008490052231">
            <text:p>1.7501</text:p>
          </table:table-cell>
          <table:table-cell/>
          <table:table-cell table:style-name="ce11" table:formula="of:=([.F24]^2-2865.72-2.98372/([.E24])^2)^2" office:value-type="float" office:value="8194806.34643433">
            <text:p>8194806.35</text:p>
          </table:table-cell>
          <table:table-cell table:style-name="ce10"/>
          <table:table-cell table:style-name="ce11" table:formula="of:=([.F24]^2-0.00000002+3.62878*[.E24]^2)^2" office:value-type="float" office:value="526191254227.463">
            <text:p>526191254227.46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7"/>
          <table:table-cell table:style-name="ce10" table:number-columns-repeated="6"/>
          <table:table-cell table:number-columns-repeated="2"/>
        </table:table-row>
        <table:table-row table:style-name="ro1">
          <table:table-cell table:number-columns-repeated="4"/>
          <table:table-cell table:style-name="ce5"/>
          <table:table-cell table:style-name="ce9"/>
          <table:table-cell/>
          <table:table-cell table:style-name="ce10" table:number-columns-repeated="6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bbsche Zahl:</text:p>
          </table:table-cell>
          <table:table-cell table:number-columns-repeated="4"/>
          <table:table-cell table:style-name="ce10" table:number-columns-repeated="6"/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>
            <text:p>Wellenlänge</text:p>
          </table:table-cell>
          <table:table-cell table:style-name="ce5" office:value-type="float" office:value="656">
            <text:p>656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486">
            <text:p>48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>
            <text:p>n</text:p>
          </table:table-cell>
          <table:table-cell table:style-name="ce5" table:formula="of:=SQRT(2865.72+2.9837/[.E28]^2)" office:value-type="float" office:value="53.5324201482935">
            <text:p>53.5324201483</text:p>
          </table:table-cell>
          <table:table-cell table:style-name="ce5" table:formula="of:=SQRT(2865.72+2.9837/[.F28]^2)" office:value-type="float" office:value="53.5324201638644">
            <text:p>53.5324201639</text:p>
          </table:table-cell>
          <table:table-cell table:style-name="ce5" table:formula="of:=SQRT(2865.72+2.9837/[.G28]^2)" office:value-type="float" office:value="53.5324202015219">
            <text:p>53.5324202015</text:p>
          </table:table-cell>
          <table:table-cell table:number-columns-repeated="8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I4:Sheet1.I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 style:data-style-name="N2" text:time-value="0000-00-00T14:04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20:07:11</meta:creation-date>
    <dc:date>2013-06-04T14:12:29</dc:date>
    <meta:editing-duration>PT50M56S</meta:editing-duration>
    <meta:editing-cycles>7</meta:editing-cycles>
    <meta:generator>LibreOffice/4.0.2.2$Linux_X86_64 LibreOffice_project/400m0$Build-2</meta:generator>
    <meta:document-statistic meta:table-count="1" meta:cell-count="115" meta:object-count="0"/>
  </office:meta>
</office:document-meta>
</file>